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Tahoma1" svg:font-family="Tahoma"/>
    <style:font-face style:name="Times" svg:font-family="Times"/>
    <style:font-face style:name="Bitstream Vera Sans Mono1" svg:font-family="'Bitstream Vera Sans Mono'" style:font-family-generic="swis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margin-top="0cm" fo:margin-bottom="0.101cm" fo:text-indent="0cm" style:auto-text-indent="false"/>
    </style:style>
    <style:style style:name="T1" style:family="text">
      <style:text-properties style:font-name="Bitstream Vera Sans Mono"/>
    </style:style>
    <style:style style:name="T2" style:family="text">
      <style:text-properties style:text-underline-style="solid" style:text-underline-type="double" style:text-underline-width="auto" style:text-underline-color="font-color"/>
    </style:style>
    <style:style style:name="T3" style:family="text">
      <style:text-properties style:font-name="Bitstream Vera Sans Mono"/>
    </style:style>
    <style:style style:name="T4" style:family="text">
      <style:text-properties fo:color="#000000" style:font-name="Bitstream Vera Sans Mono1" fo:font-size="10pt" style:font-name-asian="Bitstream Vera Sans Mono1" style:font-size-asian="10pt" style:font-name-complex="Bitstream Vera Sans Mono1" style:font-size-complex="10pt"/>
    </style:style>
    <style:style style:name="T5" style:family="text">
      <style:text-properties fo:color="#000000" style:font-name="Bitstream Vera Sans1" fo:font-size="10pt" style:font-name-asian="Bitstream Vera Sans Mono1" style:font-size-asian="10pt" style:font-name-complex="Bitstream Vera Sans Mono1" style:font-size-complex="10pt"/>
    </style:style>
    <style:style style:name="T6" style:family="text">
      <style:text-properties fo:color="#000000" style:font-name="Bitstream Vera Sans Mono" fo:font-size="10pt" style:font-name-asian="Bitstream Vera Sans Mono1" style:font-size-asian="10pt" style:font-name-complex="Bitstream Vera Sans Mono1" style:font-size-complex="10pt"/>
    </style:style>
    <style:style style:name="T7" style:family="text">
      <style:text-properties style:font-name="Bitstream Vera Sans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a volta messe insieme le varie componenti per la gestione dello shop, per la fase di test abbiamo semplicemente creato una nuova classe <text:span text:style-name="T1">Test</text:span> nella quale avviene l'inizializzazione di un JShopper, quindi si ha un primo popolamento “hardcoded” attraverso l'inserimento dei dati necessari alla creazione di un negozio (oggetto di tipo Shop) e l'inserimento nel JShopper.</text:p>
      <text:p text:style-name="P1">Viene passato come parametro al metodo di aggiunta anche lo <text:span text:style-name="T1">ShopObserver</text:span> da chiamare quando vengono effettuate delle modifiche allo shop (vale a dire quando vengono inseriti o rimossi degli oggetti dal suo listino); nel nostro caso viene passata una nuova istanza della classe <text:span text:style-name="T1">ShopPrinterHtml</text:span> che esegue una semplice stampa in formato HTML del listino salvandola in nella cartella temporanea del sistema.</text:p>
      <text:p text:style-name="P1">A questo punto, una volta selezionato lo Shop su cui lavorare con JShopper (cosa implicita qualora gestisca un solo negozio), è possibile inserire nel suo listino degli oggetti. L'importazione degli oggetti avviene tramite l'utilizzo di un <text:span text:style-name="T1">ItemImporter</text:span>... Ovviamente tale interfaccia consente di definire diversi sistemi per importare degli oggetti (che vengono ritornati sotto forma di ListItem), nel nostro caso abbiamo creato una semplice classe di prova chiamata <text:span text:style-name="T1">ItemImporterTest</text:span> che non fa altro che aggiungere degli oggetti di prova in una ItemLinkedList.<text:line-break/>Una volta importati gli oggetti è stato possibile popolare il listino dello shop usando le funzioni “wrapper” definite in JShopper (sarebbe stato possibile agire anche direttamente sul negozio, ma abbiamo preferito usare questa via per restare dipendenti solo dalla definizione di JShopper). Abbiamo inoltre provvisto a definire un sistema di stampa di default per lo shop in considerazione; tale cosa è possibile usando il metodo <text:span text:style-name="T4">addDefaultInvoicePrinter</text:span> definito per ciascuno Shop a cui deve essere passato un <text:span text:style-name="T1">InvoicePrinter</text:span>, nel nostro caso facciamo stampare qualsiasi fattura di tale negozio usando lo “stampatore” <text:span text:style-name="T4">InvoicePrinterHtml</text:span> che di default viene chiamato ad ogni modifica sulle fatture del negozio e salva in una cartella temporanea del sistema la fattura appena modificata in formato HTML (usando un template predefinito come esempio).</text:p>
      <text:p text:style-name="P1">A questo punto, ancora usando le funzioni di JShopper, viene aperta una nuova fattura per un primo cliente di prova e viene definita per questa un ulteriore <text:span text:style-name="T1">InvoicePrinter</text:span><text:span text:style-name="T7"> (</text:span><text:span text:style-name="T4">InvoicePrinterStdout</text:span><text:span text:style-name="T5">, </text:span><text:span text:style-name="T7">che permette una semplice stampa sullo Standard Output).</text:span></text:p>
      <text:p text:style-name="P1"><text:span text:style-name="T7">In JShopper abbiamo reso modulare anche la gestione della scelta di un “selezionatore di Item”, infatti tramite il metodo </text:span><text:span text:style-name="T1">setItemSelector()</text:span><text:span text:style-name="T7"> è possibile definire l'</text:span><text:span text:style-name="T1">ItemSelector</text:span><text:span text:style-name="T7"> da chiamare per il popolamento della fattura che avverrà alla chiamata del metodo di JShopper </text:span><text:span text:style-name="T4">populateShopInvoice()</text:span><text:span text:style-name="T7">.<text:line-break/>l'</text:span><text:span text:style-name="T1">ItemSelector</text:span><text:span text:style-name="T7"> inizialmente usato è </text:span><text:span text:style-name="T4">ItemSelectorPane</text:span><text:span text:style-name="T5">() che, sfruttando un semplice dialogo di tipo </text:span><text:span text:style-name="T4">JOptionPane</text:span><text:span text:style-name="T5"> permette la selezione di oggetti da fatturare tramite interfaccia grafica.</text:span></text:p>
      <text:p text:style-name="P1"><text:span text:style-name="T5">A titolo d'esempio viene creata anche una nuova fattura la quale verrà popolata con l'ulteriore <text:s/></text:span><text:span text:style-name="T6">ItemSelector </text:span><text:span text:style-name="T4">ItemSelectorRandom</text:span><text:span text:style-name="T5"> che abbiamo scritto per fini di test e che popola la fattura <text:s/>inserendovi degli oggetti presi a caso tra quelli disponibili nel listino.</text:span></text:p>
      <text:p text:style-name="P1"><text:span text:style-name="T5">Durante la progettazione e l'implementazione sono stati necessari ovviamente altri test che non abbiamo poi riportato, ma che sono serviti come fase di diagnosi del codice implement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Tahoma1" svg:font-family="Tahoma"/>
    <style:font-face style:name="Times" svg:font-family="Times"/>
    <style:font-face style:name="Bitstream Vera Sans Mono1" svg:font-family="'Bitstream Vera Sans Mono'" style:font-family-generic="swis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0.45cm" fo:text-align="justify" style:justify-single-word="false"/>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2:35:11</dc:date>
    <dc:language>it-IT</dc:language>
    <meta:editing-cycles>7</meta:editing-cycles>
    <meta:editing-duration>PT04H18M19S</meta:editing-duration>
    <meta:document-statistic meta:table-count="0" meta:image-count="0" meta:object-count="0" meta:page-count="1" meta:paragraph-count="7" meta:word-count="493" meta:character-count="3363"/>
    <meta:user-defined meta:name="Info 1"/>
    <meta:user-defined meta:name="Info 2"/>
    <meta:user-defined meta:name="Info 3"/>
    <meta:user-defined meta:name="Info 4"/>
  </office:meta>
</office:document-meta>
</file>